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a1f" officeooo:paragraph-rsid="00033a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 text:c="78"/>Find S</text:p>
      <text:p text:style-name="P1"/>
      <text:p text:style-name="Standard">def loadCsv(filename):</text:p>
      <text:p text:style-name="Standard">lines = csv.reader(open(filename, "r"));</text:p>
      <text:p text:style-name="Standard">dataset = list(lines)</text:p>
      <text:p text:style-name="Standard">headers = dataset.pop(0)</text:p>
      <text:p text:style-name="Standard">return dataset, headers</text:p>
      <text:p text:style-name="Standard">def print_hypothesis(h):</text:p>
      <text:p text:style-name="Standard">print('&lt;',end=' ')</text:p>
      <text:p text:style-name="Standard">for i in range(0,len(h)-1):</text:p>
      <text:p text:style-name="Standard">print(h[i],end=',')</text:p>
      <text:p text:style-name="Standard">print('&gt;')</text:p>
      <text:p text:style-name="Standard">def findS():</text:p>
      <text:p text:style-name="Standard">dataset,features=loadCsv('data11_sports6.csv')</text:p>
      <text:p text:style-name="Standard">rows=len(dataset);</text:p>
      <text:p text:style-name="Standard">cols=len(dataset[0]);</text:p>
      <text:p text:style-name="Standard">flag = 0</text:p>
      <text:p text:style-name="Standard">for x in range(0,rows):</text:p>
      <text:p text:style-name="Standard">t=dataset[x]</text:p>
      <text:p text:style-name="Standard"># Initialize h with first +ve sample</text:p>
      <text:p text:style-name="Standard">if t[-1]=='1' and flag==0:</text:p>
      <text:p text:style-name="Standard">flag=1</text:p>
      <text:p text:style-name="Standard">h = dataset[x]</text:p>
      <text:p text:style-name="Standard"># Update h with remaining +ve samples</text:p>
      <text:p text:style-name="Standard">elif t[-1]=='1':</text:p>
      <text:p text:style-name="Standard">for y in range(cols):</text:p>
      <text:p text:style-name="Standard">if h[y]!=t[y]:</text:p>
      <text:p text:style-name="Standard">h[y]='?'</text:p>
      <text:p text:style-name="Standard">#print("Training instance {0} the hypothesis is : ".format(x+1),end=' ')</text:p>
      <text:p text:style-name="Standard">#print_hypothesis(h)</text:p>
      <text:p text:style-name="Standard">print("The maximally specific hypothesis for a given training examples")</text:p>
      <text:p text:style-name="Standard">#print(h)</text:p>
      <text:p text:style-name="Standard">print_hypothesis(h)</text:p>
      <text:p text:style-name="Standard">findS()</text:p>
      <text:p text:style-name="Standard"/>
      <text:p text:style-name="Standard"><text:s/>RESULTS &amp; CONCLUSIONS:</text:p>
      <text:p text:style-name="Standard"/>
      <text:p text:style-name="Standard">Result-1</text:p>
      <text:p text:style-name="Standard">Dataset: data11_tennis6.csv</text:p>
      <text:p text:style-name="Standard"/>
      <text:p text:style-name="Standard">Sky,AirTemp,Humidity,Wind,EnjoySport</text:p>
      <text:p text:style-name="Standard">sunny,warm,normal,strong,warm,same,1</text:p>
      <text:p text:style-name="Standard">sunny,warm,high,strong,warm,same,1</text:p>
      <text:p text:style-name="Standard">rainy,cold,high,strong,warm,change,0</text:p>
      <text:p text:style-name="Standard">sunny,warm,high,strong,cool,change,1</text:p>
      <text:p text:style-name="Standard"/>
      <text:p text:style-name="Standard">Output:</text:p>
      <text:p text:style-name="Standard"/>
      <text:p text:style-name="Standard">The Maximally Specific Hypothesis for a given Training Examples</text:p>
      <text:p text:style-name="Standard">&lt; sunny,warm,?,strong,?,?,&gt;</text:p>
      <text:p text:style-name="Standard"/>
      <text:p text:style-name="Standard"><text:soft-page-break/></text:p>
      <text:p text:style-name="Standard"/>
      <text:p text:style-name="Standard">Result-2</text:p>
      <text:p text:style-name="Standard"/>
      <text:p text:style-name="Standard">Dataset: data12_tennis4.csv</text:p>
      <text:p text:style-name="Standard">Sky,AirTemp,Humidity,Wind,EnjoySport</text:p>
      <text:p text:style-name="Standard">sunny,hot,high,weak,1</text:p>
      <text:p text:style-name="Standard">sunny,hot,high,strong,1</text:p>
      <text:p text:style-name="Standard">overcast,hot,high,weak,1</text:p>
      <text:p text:style-name="Standard">rain,mild,high,weak,0</text:p>
      <text:p text:style-name="Standard">rain,cool,normal,weak,1</text:p>
      <text:p text:style-name="Standard">rain,cool,normal,strong,0</text:p>
      <text:p text:style-name="Standard">overcast,cool,normal,strong,1</text:p>
      <text:p text:style-name="Standard">sunny,cool,normal,weak,1</text:p>
      <text:p text:style-name="Standard">rain,mild,normal,weak,1</text:p>
      <text:p text:style-name="Standard"/>
      <text:p text:style-name="Standard">Output</text:p>
      <text:p text:style-name="Standard">The Maximally Specific Hypothesis for a given Training Examples</text:p>
      <text:p text:style-name="Standard">&lt; ?,?,?,?,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0:47:23.102413242</meta:creation-date>
    <dc:date>2019-08-30T10:52:16.218901561</dc:date>
    <meta:editing-duration>PT4M53S</meta:editing-duration>
    <meta:editing-cycles>2</meta:editing-cycles>
    <meta:generator>LibreOffice/6.2.6.2$Linux_X86_64 LibreOffice_project/20$Build-2</meta:generator>
    <meta:document-statistic meta:table-count="0" meta:image-count="0" meta:object-count="0" meta:page-count="2" meta:paragraph-count="59" meta:word-count="141" meta:character-count="1526" meta:non-whitespace-character-count="1365"/>
  </office:meta>
</office:document-meta>
</file>